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9a7ff" officeooo:paragraph-rsid="0019a7ff"/>
    </style:style>
    <style:style style:name="P2" style:family="paragraph" style:parent-style-name="Table_20_Contents">
      <style:paragraph-properties fo:text-align="center" style:justify-single-word="false"/>
      <style:text-properties officeooo:rsid="0019a7ff" officeooo:paragraph-rsid="0019a7ff"/>
    </style:style>
    <style:style style:name="P3" style:family="paragraph" style:parent-style-name="Table_20_Contents">
      <style:text-properties officeooo:rsid="0019a7ff" officeooo:paragraph-rsid="0019a7ff"/>
    </style:style>
    <style:style style:name="P4" style:family="paragraph" style:parent-style-name="Standard">
      <style:paragraph-properties fo:text-align="start" style:justify-single-word="false"/>
      <style:text-properties fo:font-weight="bold" officeooo:rsid="0019a7ff" officeooo:paragraph-rsid="0019a7f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b7d00" officeooo:paragraph-rsid="001b7d00" style:font-weight-asian="normal" style:font-weight-complex="normal"/>
    </style:style>
    <style:style style:name="T1" style:family="text">
      <style:text-properties officeooo:rsid="001b7d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2">Politechnika Świętokrzyska<text:line-break/>Wydział Elektrotechniki,Automatyki i Informatyki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2">Technologie obiektowe-projekt</text:p>
          </table:table-cell>
          <table:covered-table-cell/>
        </table:table-row>
        <table:table-row>
          <table:table-cell table:style-name="Tabela1.A3" office:value-type="string">
            <text:p text:style-name="P3">Imię i nazwisko:Marlena Kurczab<text:line-break/>Grupa:1ID22A</text:p>
          </table:table-cell>
          <table:table-cell table:style-name="Tabela1.A2" office:value-type="string">
            <text:p text:style-name="P3">Temat:Narzędzia odwzorowania obiektowo-relacyjneg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1.<text:span text:style-name="T1">Krótka historia</text:span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1.<text:span text:style-name="T1">Krótka historia</text:span>.</text:p>
      <text:p text:style-name="P4"/>
      <text:p text:style-name="P5"><text:tab/>Pierwszą wersją Entity Framework była EF 3.5,która została wydana jako część .NET Framework 3.5 Service Pack 1 oraz została zawarta w ramach Visual Studio 2008 SP1 w sierpniu 2008 roku;ta wersja umożliwiała wykorzystanie modelu Database First<text:note text:id="ftn0" text:note-class="footnote"><text:note-citation>1</text:note-citation><text:note-body><text:p text:style-name="Footnote">https://learn.microsoft.com/en-us/ef/ef6/what-is-new/past-releases</text:p></text:note-body></text:note>.Obecnie najnowszą wersją EF w wydaniu klasycznym jest EF 6.4.4,wydana 12 maja 2020 roku<text:note text:id="ftn1" text:note-class="footnote"><text:note-citation>2</text:note-citation><text:note-body><text:p text:style-name="Footnote">https://www.nuget.org/packages/EntityFramework/</text:p></text:note-body></text:note>.<text:line-break/><text:tab/>Pierwszą wersją Entity Framework Core była EF Core 1.0,wydana 27 czerwca 2016 roku;najnowsze wersje – EF Core 6.0.28,EF Core 7.0.17 oraz EF Core 8.0.3 – zostały wydane 12.03.2024 roku<text:note text:id="ftn2" text:note-class="footnote"><text:note-citation>3</text:note-citation><text:note-body><text:p text:style-name="Footnote">https://www.nuget.org/packages/Microsoft.EntityFrameworkCore</text:p></text:note-body></text:note>W listopadzie 2024 r. jest planowane wydanie wersji EF Core 9.0<text:note text:id="ftn3" text:note-class="footnote"><text:note-citation>4</text:note-citation><text:note-body><text:p text:style-name="Footnote">https://learn.microsoft.com/en-us/ef/core/what-is-new/</text:p></text:note-body></text:not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19:05:28.069000000</meta:creation-date>
    <dc:date>2024-03-17T21:07:04.575000000</dc:date>
    <meta:editing-duration>PT12H43M59S</meta:editing-duration>
    <meta:editing-cycles>2</meta:editing-cycles>
    <meta:generator>LibreOffice/7.6.5.2$Windows_X86_64 LibreOffice_project/38d5f62f85355c192ef5f1dd47c5c0c0c6d6598b</meta:generator>
    <meta:document-statistic meta:table-count="1" meta:image-count="0" meta:object-count="0" meta:page-count="2" meta:paragraph-count="11" meta:word-count="110" meta:character-count="1046" meta:non-whitespace-character-count="943"/>
  </office:meta>
</office:document-meta>
</file>